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Consolas" svg:font-family="Consolas" style:font-family-generic="modern" style:font-pitch="fixed" svg:panose-1="2 11 6 9 2 2 4 3 2 4"/>
    <style:font-face style:name="CourierNew" svg:font-family="CourierNew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sans-serif" fo:font-size="10pt" style:font-size-asian="10pt" style:font-size-complex="10pt"/>
    </style:style>
    <style:style style:name="P2" style:parent-style-name="Standard" style:family="paragraph">
      <style:text-properties style:font-name="sans-serif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sans-serif" fo:font-size="10pt" style:font-size-asian="10pt" style:font-size-complex="10pt"/>
    </style:style>
    <style:style style:name="P4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6" style:parent-style-name="Standard" style:family="paragraph">
      <style:paragraph-properties fo:margin-left="0.5in">
        <style:tab-stops/>
      </style:paragraph-properties>
    </style:style>
    <style:style style:name="T7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8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9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0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1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12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13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4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5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6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7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9" style:parent-style-name="Standard" style:family="paragraph">
      <style:paragraph-properties fo:margin-left="0.4923in">
        <style:tab-stops/>
      </style:paragraph-properties>
    </style:style>
    <style:style style:name="T20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1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2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3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4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25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26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7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8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9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30" style:parent-style-name="Standard" style:family="paragraph">
      <style:text-properties style:font-name="sans-serif" fo:font-size="10pt" style:font-size-asian="10pt" style:font-size-complex="10pt"/>
    </style:style>
    <style:style style:name="P31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T34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35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36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37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38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39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40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41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42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43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44" style:parent-style-name="Standard" style:family="paragraph">
      <style:text-properties style:font-name="sans-serif" fo:font-size="10pt" style:font-size-asian="10pt" style:font-size-complex="10pt"/>
    </style:style>
    <style:style style:name="P45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46" style:parent-style-name="Standard" style:family="paragraph">
      <style:paragraph-properties>
        <style:tab-stops>
          <style:tab-stop style:type="left" style:position="0.8125in"/>
        </style:tab-stops>
      </style:paragraph-properties>
      <style:text-properties style:font-name="sans-serif" fo:font-weight="bold" style:font-weight-asian="bold" fo:font-size="10pt" style:font-size-asian="10pt" style:font-size-complex="10pt"/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T48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49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50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51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52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53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54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55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56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57" style:parent-style-name="Standard" style:family="paragraph">
      <style:text-properties style:font-name="sans-serif" fo:font-size="10pt" style:font-size-asian="10pt" style:font-size-complex="10pt"/>
    </style:style>
    <style:style style:name="P58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59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60" style:parent-style-name="Standard" style:family="paragraph">
      <style:paragraph-properties fo:margin-left="0.5in">
        <style:tab-stops/>
      </style:paragraph-properties>
    </style:style>
    <style:style style:name="T61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62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63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64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65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66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67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68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69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70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71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72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T74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75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76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77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78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79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80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81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82" style:parent-style-name="Standard" style:family="paragraph">
      <style:paragraph-properties fo:margin-left="0.4923in">
        <style:tab-stops/>
      </style:paragraph-properties>
    </style:style>
    <style:style style:name="T83" style:parent-style-name="Fuentedepárrafopredeter." style:family="text">
      <style:text-properties style:font-name="sans-serif" fo:font-size="10pt" style:font-size-asian="10pt" style:font-size-complex="10pt"/>
    </style:style>
    <style:style style:name="P84" style:parent-style-name="Standard" style:family="paragraph">
      <style:text-properties style:font-name="sans-serif" fo:font-size="10pt" style:font-size-asian="10pt" style:font-size-complex="10pt"/>
    </style:style>
    <style:style style:name="P85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86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87" style:parent-style-name="Standard" style:family="paragraph">
      <style:paragraph-properties fo:margin-left="0.5in">
        <style:tab-stops/>
      </style:paragraph-properties>
    </style:style>
    <style:style style:name="T88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89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90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91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92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93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94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95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96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97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98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99" style:parent-style-name="Standard" style:family="paragraph">
      <style:text-properties style:font-name="sans-serif" fo:font-size="10pt" style:font-size-asian="10pt" style:font-size-complex="10pt"/>
    </style:style>
    <style:style style:name="P100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101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04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05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06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07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108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109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10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11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12" style:parent-style-name="Standard" style:family="paragraph">
      <style:text-properties style:font-name="sans-serif" fo:font-size="10pt" style:font-size-asian="10pt" style:font-size-complex="10pt"/>
    </style:style>
    <style:style style:name="P113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114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115" style:parent-style-name="Standard" style:family="paragraph">
      <style:paragraph-properties fo:margin-left="0.5in">
        <style:tab-stops/>
      </style:paragraph-properties>
    </style:style>
    <style:style style:name="T116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17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18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19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20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121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122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23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24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25" style:parent-style-name="Standard" style:family="paragraph">
      <style:text-properties style:font-name="sans-serif" fo:font-size="10pt" style:font-size-asian="10pt" style:font-size-complex="10pt"/>
    </style:style>
    <style:style style:name="P126" style:parent-style-name="Standard" style:list-style-name="LFO1" style:family="paragraph">
      <style:text-properties style:font-name="sans-serif" fo:font-weight="bold" style:font-weight-asian="bold" fo:font-size="10pt" style:font-size-asian="10pt" style:font-size-complex="10pt"/>
    </style:style>
    <style:style style:name="P127" style:parent-style-name="Standard" style:family="paragraph">
      <style:paragraph-properties fo:margin-left="0.25in">
        <style:tab-stops/>
      </style:paragraph-properties>
    </style:style>
    <style:style style:name="P128" style:parent-style-name="Standard" style:family="paragraph">
      <style:paragraph-properties fo:margin-left="0.25in" fo:text-indent="0.2423in">
        <style:tab-stops/>
      </style:paragraph-properties>
    </style:style>
    <style:style style:name="T129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30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31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32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33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134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135" style:parent-style-name="Standard" style:family="paragraph">
      <style:paragraph-properties fo:text-indent="0.4923in"/>
      <style:text-properties style:font-name="sans-serif" fo:font-size="10pt" style:font-size-asian="10pt" style:font-size-complex="10pt"/>
    </style:style>
    <style:style style:name="P136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37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38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39" style:parent-style-name="Standard" style:family="paragraph">
      <style:text-properties style:font-name="sans-serif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style:font-name="sans-serif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41" style:parent-style-name="Standard" style:family="paragraph">
      <style:text-properties style:font-name="sans-serif" fo:font-size="10pt" style:font-size-asian="10pt" style:font-size-complex="10pt"/>
    </style:style>
    <style:style style:name="P142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143" style:parent-style-name="Standard" style:family="paragraph">
      <style:text-properties style:font-name="sans-serif" fo:font-size="10pt" style:font-size-asian="10pt" style:font-size-complex="10pt"/>
    </style:style>
    <style:style style:name="P144" style:parent-style-name="Standard" style:family="paragraph">
      <style:paragraph-properties fo:margin-left="0.5in">
        <style:tab-stops/>
      </style:paragraph-properties>
    </style:style>
    <style:style style:name="T145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46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47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48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49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150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151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52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53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54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55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56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57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58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59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60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61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62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63" style:parent-style-name="Standard" style:family="paragraph">
      <style:text-properties style:font-name="sans-serif" fo:font-size="10pt" style:font-size-asian="10pt" style:font-size-complex="10pt"/>
    </style:style>
    <style:style style:name="P164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165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166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167" style:parent-style-name="Standard" style:family="paragraph">
      <style:paragraph-properties fo:margin-left="0.4923in">
        <style:tab-stops/>
      </style:paragraph-properties>
    </style:style>
    <style:style style:name="T168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69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70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71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72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173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174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75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76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77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78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79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80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181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182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183" style:parent-style-name="Standard" style:list-style-name="LFO2" style:family="paragraph"/>
    <style:style style:name="T184" style:parent-style-name="Fuentedepárrafopredeter." style:family="text">
      <style:text-properties style:font-name="sans-serif" fo:font-weight="bold" style:font-weight-asian="bold" fo:font-size="10pt" style:font-size-asian="10pt" style:font-size-complex="10pt"/>
    </style:style>
    <style:style style:name="T185" style:parent-style-name="Fuentedepárrafopredeter." style:family="text">
      <style:text-properties style:font-name="sans-serif" fo:font-weight="bold" style:font-weight-asian="bold" fo:font-size="10pt" style:font-size-asian="10pt" style:font-size-complex="10pt"/>
    </style:style>
    <style:style style:name="T186" style:parent-style-name="Fuentedepárrafopredeter." style:family="text">
      <style:text-properties style:font-name="sans-serif" fo:font-weight="bold" style:font-weight-asian="bold" style:font-weight-complex="bold" fo:font-size="10pt" style:font-size-asian="10pt" style:font-size-complex="10pt"/>
    </style:style>
    <style:style style:name="P187" style:parent-style-name="Standard" style:family="paragraph">
      <style:text-properties style:font-name="sans-serif" fo:font-weight="bold" style:font-weight-asian="bold" style:font-weight-complex="bold" fo:font-size="10pt" style:font-size-asian="10pt" style:font-size-complex="10pt"/>
    </style:style>
    <style:style style:name="P188" style:parent-style-name="Standard" style:family="paragraph">
      <style:paragraph-properties fo:margin-left="0.5in">
        <style:tab-stops/>
      </style:paragraph-properties>
    </style:style>
    <style:style style:name="T189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90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91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192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193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194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195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96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197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198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199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T200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01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02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03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04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205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206" style:parent-style-name="Párrafodelista" style:family="paragraph">
      <style:text-properties style:font-name="sans-serif" fo:font-size="10pt" style:font-size-asian="10pt" style:font-size-complex="10pt"/>
    </style:style>
    <style:style style:name="P207" style:parent-style-name="Párrafodelista" style:family="paragraph">
      <style:text-properties style:font-name="sans-serif" fo:font-size="10pt" style:font-size-asian="10pt" style:font-size-complex="10pt"/>
    </style:style>
    <style:style style:name="P208" style:parent-style-name="Párrafodelista" style:family="paragraph">
      <style:text-properties style:font-name="sans-serif" fo:font-size="10pt" style:font-size-asian="10pt" style:font-size-complex="10pt"/>
    </style:style>
    <style:style style:name="P209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10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211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12" style:parent-style-name="Standard" style:family="paragraph">
      <style:paragraph-properties fo:margin-left="0.4923in">
        <style:tab-stops/>
      </style:paragraph-properties>
    </style:style>
    <style:style style:name="T213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14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15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16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17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218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219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20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21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22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223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24" style:parent-style-name="Standard" style:family="paragraph">
      <style:paragraph-properties fo:margin-left="0.4923in">
        <style:tab-stops/>
      </style:paragraph-properties>
    </style:style>
    <style:style style:name="T225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26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27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28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29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230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231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32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33" style:parent-style-name="Standard" style:family="paragraph">
      <style:paragraph-properties fo:margin-left="0.4923in">
        <style:tab-stops/>
      </style:paragraph-properties>
    </style:style>
    <style:style style:name="T234" style:parent-style-name="Fuentedepárrafopredeter." style:family="text">
      <style:text-properties style:font-name="sans-serif" fo:font-size="10pt" style:font-size-asian="10pt" style:font-size-complex="10pt"/>
    </style:style>
    <style:style style:name="P235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36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237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38" style:parent-style-name="Standard" style:family="paragraph">
      <style:paragraph-properties fo:margin-left="0.5in">
        <style:tab-stops/>
      </style:paragraph-properties>
    </style:style>
    <style:style style:name="T239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40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41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42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43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244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245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246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247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248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49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250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51" style:parent-style-name="Standard" style:family="paragraph">
      <style:paragraph-properties fo:margin-left="0.5in">
        <style:tab-stops/>
      </style:paragraph-properties>
    </style:style>
    <style:style style:name="T252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53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54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55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56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257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258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259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260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261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62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263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64" style:parent-style-name="Standard" style:family="paragraph">
      <style:paragraph-properties fo:margin-left="0.5in">
        <style:tab-stops/>
      </style:paragraph-properties>
    </style:style>
    <style:style style:name="T265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66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67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68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69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270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271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272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273" style:parent-style-name="Standard" style:family="paragraph">
      <style:paragraph-properties fo:margin-left="0.5in">
        <style:tab-stops/>
      </style:paragraph-properties>
      <style:text-properties style:font-name="sans-serif" fo:font-size="10pt" style:font-size-asian="10pt" style:font-size-complex="10pt"/>
    </style:style>
    <style:style style:name="P274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75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276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77" style:parent-style-name="Standard" style:family="paragraph">
      <style:paragraph-properties fo:margin-left="0.4923in">
        <style:tab-stops/>
      </style:paragraph-properties>
    </style:style>
    <style:style style:name="T278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79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80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281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282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283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284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85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86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87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88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89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90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91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292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293" style:parent-style-name="Normal" style:family="paragraph">
      <style:paragraph-properties fo:break-before="page"/>
      <style:text-properties style:font-name="sans-serif" fo:font-weight="bold" style:font-weight-asian="bold" fo:font-size="10pt" style:font-size-asian="10pt" style:font-size-complex="10pt"/>
    </style:style>
    <style:style style:name="P294" style:parent-style-name="Standard" style:list-style-name="LFO2" style:family="paragraph"/>
    <style:style style:name="T295" style:parent-style-name="Fuentedepárrafopredeter." style:family="text">
      <style:text-properties style:font-name="sans-serif" fo:font-weight="bold" style:font-weight-asian="bold" fo:font-size="10pt" style:font-size-asian="10pt" style:font-size-complex="10pt"/>
    </style:style>
    <style:style style:name="T296" style:parent-style-name="Fuentedepárrafopredeter." style:family="text">
      <style:text-properties style:font-name="sans-serif" fo:font-weight="bold" style:font-weight-asian="bold" style:font-weight-complex="bold" fo:font-size="10pt" style:font-size-asian="10pt" style:font-size-complex="10pt"/>
    </style:style>
    <style:style style:name="T297" style:parent-style-name="Fuentedepárrafopredeter." style:family="text">
      <style:text-properties style:font-name="sans-serif" fo:font-weight="bold" style:font-weight-asian="bold" fo:font-size="10pt" style:font-size-asian="10pt" style:font-size-complex="10pt"/>
    </style:style>
    <style:style style:name="T298" style:parent-style-name="Fuentedepárrafopredeter." style:family="text">
      <style:text-properties style:font-name="sans-serif" fo:font-weight="bold" style:font-weight-asian="bold" fo:font-size="10pt" style:font-size-asian="10pt" style:font-size-complex="10pt"/>
    </style:style>
    <style:style style:name="T299" style:parent-style-name="Fuentedepárrafopredeter." style:family="text">
      <style:text-properties style:font-name="sans-serif" fo:font-weight="bold" style:font-weight-asian="bold" style:font-weight-complex="bold" fo:font-size="10pt" style:font-size-asian="10pt" style:font-size-complex="10pt"/>
    </style:style>
    <style:style style:name="T300" style:parent-style-name="Fuentedepárrafopredeter." style:family="text">
      <style:text-properties style:font-name="sans-serif" fo:font-weight="bold" style:font-weight-asian="bold" fo:font-size="10pt" style:font-size-asian="10pt" style:font-size-complex="10pt"/>
    </style:style>
    <style:style style:name="P301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302" style:parent-style-name="Standard" style:family="paragraph">
      <style:paragraph-properties fo:margin-left="0.4923in">
        <style:tab-stops/>
      </style:paragraph-properties>
    </style:style>
    <style:style style:name="T303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304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305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306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307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308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309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10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11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12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13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14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15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16" style:parent-style-name="Standard" style:family="paragraph">
      <style:text-properties style:font-name="sans-serif" fo:font-weight="bold" style:font-weight-asian="bold" fo:font-size="10pt" style:font-size-asian="10pt" style:font-size-complex="10pt"/>
    </style:style>
    <style:style style:name="P317" style:parent-style-name="Standard" style:list-style-name="LFO2" style:family="paragraph">
      <style:text-properties style:font-name="sans-serif" fo:font-weight="bold" style:font-weight-asian="bold" fo:font-size="10pt" style:font-size-asian="10pt" style:font-size-complex="10pt"/>
    </style:style>
    <style:style style:name="P318" style:parent-style-name="Standard" style:family="paragraph">
      <style:paragraph-properties fo:margin-left="0.5in">
        <style:tab-stops/>
      </style:paragraph-properties>
      <style:text-properties style:font-name="sans-serif" fo:font-weight="bold" style:font-weight-asian="bold" fo:font-size="10pt" style:font-size-asian="10pt" style:font-size-complex="10pt"/>
    </style:style>
    <style:style style:name="P319" style:parent-style-name="Standard" style:family="paragraph">
      <style:paragraph-properties fo:margin-left="0.4923in">
        <style:tab-stops/>
      </style:paragraph-properties>
    </style:style>
    <style:style style:name="T320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321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322" style:parent-style-name="pl-k" style:family="text">
      <style:text-properties style:font-name="Consolas" style:font-name-complex="Consolas" fo:color="#A71D5D" fo:font-size="9pt" style:font-size-asian="9pt" style:font-size-complex="9pt" fo:background-color="#FFFFFF"/>
    </style:style>
    <style:style style:name="T323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T324" style:parent-style-name="pl-s" style:family="text">
      <style:text-properties style:font-name="Consolas" style:font-name-complex="Consolas" fo:color="#183691" fo:font-size="9pt" style:font-size-asian="9pt" style:font-size-complex="9pt" fo:background-color="#FFFFFF"/>
    </style:style>
    <style:style style:name="T325" style:parent-style-name="Fuentedepárrafopredeter." style:family="text">
      <style:text-properties style:font-name="Consolas" style:font-name-complex="Consolas" fo:color="#333333" fo:font-size="9pt" style:font-size-asian="9pt" style:font-size-complex="9pt" fo:background-color="#FFFFFF"/>
    </style:style>
    <style:style style:name="P326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27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28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29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30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31" style:parent-style-name="Standard" style:family="paragraph">
      <style:paragraph-properties fo:margin-left="0.4923in">
        <style:tab-stops/>
      </style:paragraph-properties>
      <style:text-properties style:font-name="sans-serif" fo:font-size="10pt" style:font-size-asian="10pt" style:font-size-complex="10pt"/>
    </style:style>
    <style:style style:name="P332" style:parent-style-name="Textbody" style:family="paragraph">
      <style:text-properties style:font-name="Arial" style:font-name-asian="CourierNew" style:font-name-complex="CourierNew" fo:font-size="10pt" style:font-size-asian="10pt" style:font-size-complex="10pt"/>
    </style:style>
    <style:style style:name="P333" style:parent-style-name="Textbody" style:family="paragraph">
      <style:text-properties style:font-name="Arial" fo:font-size="10pt" style:font-size-asian="10pt" style:font-size-complex="10pt"/>
    </style:style>
  </office:automatic-styles>
  <office:body>
    <office:text text:use-soft-page-breaks="true">
      <text:p text:style-name="P1"/>
      <text:p text:style-name="P2">Operaciones Libros.xml</text:p>
      <text:p text:style-name="P3"/>
      <text:list text:style-name="LFO1" text:continue-numbering="true">
        <text:list-item>
          <text:p text:style-name="P4">Añadir un nuevo atributo en los libros <text:s/>publicados después de 1999, cambio:”siglo”</text:p>
        </text:list-item>
      </text:list>
      <text:p text:style-name="P5"/>
      <text:p text:style-name="P6"><text:span text:style-name="T7">xquery</text:span><text:span text:style-name="T8"><text:s/></text:span><text:span text:style-name="T9">version</text:span><text:span text:style-name="T10"><text:s/></text:span><text:span text:style-name="T11">"3.0"</text:span><text:span text:style-name="T12">;</text:span></text:p>
      <text:p text:style-name="P13">for $doc in //libro[@ano = '1999']</text:p>
      <text:p text:style-name="P14">let $a := update insert attribute cambio{'siglo'} into $doc</text:p>
      <text:p text:style-name="P15">return $doc</text:p>
      <text:p text:style-name="P16"/>
      <text:list text:style-name="LFO1" text:continue-numbering="true">
        <text:list-item>
          <text:p text:style-name="P17">Añadir un nuevo titulo &lt;titulo&gt;TCP/IP ilustrado&lt;/titulo&gt;<text:s/>pero sólo donde el titulo sea TCP/IP Illustrated.</text:p>
        </text:list-item>
      </text:list>
      <text:p text:style-name="P18"/>
      <text:p text:style-name="P19"><text:span text:style-name="T20">xquery</text:span><text:span text:style-name="T21"><text:s/></text:span><text:span text:style-name="T22">version</text:span><text:span text:style-name="T23"><text:s/></text:span><text:span text:style-name="T24">"3.0"</text:span><text:span text:style-name="T25">;</text:span></text:p>
      <text:p text:style-name="P26">let $doc := //libro[titulo = 'TCP/IP Illustrated']</text:p>
      <text:p text:style-name="P27">let $a := update insert &lt;titulo&gt;{'TCP/IP Ilustrado'}&lt;/titulo&gt; into $doc</text:p>
      <text:p text:style-name="P28">return $doc</text:p>
      <text:p text:style-name="P29"/>
      <text:p text:style-name="P30"/>
      <text:list text:style-name="LFO1" text:continue-numbering="true">
        <text:list-item>
          <text:p text:style-name="P31">Añadir al nuevo titulo un atributo traduccion=Espanol”</text:p>
        </text:list-item>
      </text:list>
      <text:p text:style-name="P32"/>
      <text:p text:style-name="P33"><text:span text:style-name="T34">xquery</text:span><text:span text:style-name="T35"><text:s/></text:span><text:span text:style-name="T36">version</text:span><text:span text:style-name="T37"><text:s/></text:span><text:span text:style-name="T38">"3.0"</text:span><text:span text:style-name="T39">;</text:span></text:p>
      <text:p text:style-name="P40">let $doc := //libro/titulo[. = 'TCP/IP Ilustrado']</text:p>
      <text:p text:style-name="P41">let $a := update insert attribute traduccion{'Espanol'} into $doc</text:p>
      <text:p text:style-name="P42">return $doc</text:p>
      <text:p text:style-name="P43"/>
      <text:p text:style-name="P44"/>
      <text:list text:style-name="LFO1" text:continue-numbering="true">
        <text:list-item>
          <text:p text:style-name="P45">Añadir a la etiqueta precio un nuevo atributo monead=”euros”</text:p>
        </text:list-item>
      </text:list>
      <text:p text:style-name="P46"><text:tab/></text:p>
      <text:p text:style-name="P47"><text:span text:style-name="T48">xquery</text:span><text:span text:style-name="T49"><text:s/></text:span><text:span text:style-name="T50">version</text:span><text:span text:style-name="T51"><text:s/></text:span><text:span text:style-name="T52">"3.0"</text:span><text:span text:style-name="T53">;</text:span></text:p>
      <text:p text:style-name="P54">let $doc := //libro/precio</text:p>
      <text:p text:style-name="P55">let $a := update insert attribute moneda{'Euro'} into $doc</text:p>
      <text:p text:style-name="P56">return $doc</text:p>
      <text:p text:style-name="P57"/>
      <text:list text:style-name="LFO1" text:continue-numbering="true">
        <text:list-item>
          <text:p text:style-name="P58">Modificar <text:s/>el precio de los libros cuyo autor se apellida Abiteboul por un valor 0.0</text:p>
        </text:list-item>
      </text:list>
      <text:p text:style-name="P59"/>
      <text:p text:style-name="P60"><text:span text:style-name="T61">xquery</text:span><text:span text:style-name="T62"><text:s/></text:span><text:span text:style-name="T63">version</text:span><text:span text:style-name="T64"><text:s/></text:span><text:span text:style-name="T65">"3.0"</text:span><text:span text:style-name="T66">;</text:span></text:p>
      <text:p text:style-name="P67">for $doc in //libro</text:p>
      <text:p text:style-name="P68">let $a := update replace //autor[apellido = 'Abiteboul']/../precio with &lt;precio&gt;0.0&lt;/precio&gt;</text:p>
      <text:p text:style-name="P69">return $doc</text:p>
      <text:p text:style-name="P70"/>
      <text:list text:style-name="LFO1" text:continue-numbering="true">
        <text:list-item>
          <text:p text:style-name="P71">Borrar los titulos de los libros que han sido escritos por algún autor cuyo apellido sea Stevens</text:p>
        </text:list-item>
      </text:list>
      <text:p text:style-name="P72"/>
      <text:p text:style-name="P73"><text:span text:style-name="T74">xquery</text:span><text:span text:style-name="T75"><text:s/></text:span><text:span text:style-name="T76">version</text:span><text:span text:style-name="T77"><text:s/></text:span><text:span text:style-name="T78">"3.0"</text:span><text:span text:style-name="T79">;</text:span></text:p>
      <text:p text:style-name="P80">for $doc in //libro[autor/apellido = 'Stevens']</text:p>
      <text:p text:style-name="P81">let $borrar := update delete $doc/titulo</text:p>
      <text:p text:style-name="P82"><text:span text:style-name="T83">return $doc</text:span></text:p>
      <text:p text:style-name="P84"/>
      <text:list text:style-name="LFO1" text:continue-numbering="true">
        <text:list-item>
          <text:p text:style-name="P85">Modificar la afiliación <text:s/>del editor <text:s text:c="2"/>en las que todas las editoriales sean <text:s/>Kluwer Academic editorials</text:p>
        </text:list-item>
      </text:list>
      <text:p text:style-name="P86"/>
      <text:p text:style-name="P87"><text:span text:style-name="T88">xquery</text:span><text:span text:style-name="T89"><text:s/></text:span><text:span text:style-name="T90">version</text:span><text:span text:style-name="T91"><text:s/></text:span><text:span text:style-name="T92">"3.0"</text:span><text:span text:style-name="T93">;</text:span></text:p>
      <text:p text:style-name="P94">for $doc in //libro</text:p>
      <text:p text:style-name="P95">let $mod := update replace //editorial[.= 'Kluwer Academic editorials']/../editor/afiliacion</text:p>
      <text:p text:style-name="P96">with &lt;afiliacion&gt;nueva afiliacion&lt;/afiliacion&gt;</text:p>
      <text:p text:style-name="P97">return $doc</text:p>
      <text:p text:style-name="P98"/>
      <text:p text:style-name="P99"/>
      <text:list text:style-name="LFO1" text:continue-numbering="true">
        <text:list-item>
          <text:p text:style-name="P100">Añadir en la editorial del autor <text:s/>cuyo nombre sea Dan una fecha_creación=01/01/2016</text:p>
        </text:list-item>
      </text:list>
      <text:p text:style-name="P101"/>
      <text:p text:style-name="P102"><text:span text:style-name="T103">xquery</text:span><text:span text:style-name="T104"><text:s/></text:span><text:span text:style-name="T105">version</text:span><text:span text:style-name="T106"><text:s/></text:span><text:span text:style-name="T107">"3.0"</text:span><text:span text:style-name="T108">;</text:span></text:p>
      <text:p text:style-name="P109">for $doc in //libro[autor/nombre = 'Dan']</text:p>
      <text:p text:style-name="P110">let $add := update insert attribute fecha_creacion{'01/01/2016'} into $doc/editorial</text:p>
      <text:p text:style-name="P111">return $doc</text:p>
      <text:p text:style-name="P112"/>
      <text:soft-page-break/>
      <text:list text:style-name="LFO1" text:continue-numbering="true">
        <text:list-item>
          <text:p text:style-name="P113"><text:s/>Añadir una nueva etiqueta &lt;testmercado&gt; iniciado &lt;/testmercado&gt; en los libros que sean más modernos que el que tiene el titulo Advan Programming for Unix environment</text:p>
        </text:list-item>
      </text:list>
      <text:p text:style-name="P114"/>
      <text:p text:style-name="P115"><text:span text:style-name="T116">xquery</text:span><text:span text:style-name="T117"><text:s/></text:span><text:span text:style-name="T118">version</text:span><text:span text:style-name="T119"><text:s/></text:span><text:span text:style-name="T120">"3.0"</text:span><text:span text:style-name="T121">;</text:span></text:p>
      <text:p text:style-name="P122">for $doc in //libro[titulo = 'Advan Programming for Unix environment']</text:p>
      <text:p text:style-name="P123">let $add := update insert &lt;testmercado&gt;{'iniciado'}&lt;/testmercado&gt; into $doc</text:p>
      <text:p text:style-name="P124">return $doc</text:p>
      <text:p text:style-name="P125"/>
      <text:list text:style-name="LFO1" text:continue-numbering="true">
        <text:list-item>
          <text:p text:style-name="P126">Borrar el nombre del autor <text:s/>que ha escrito más de un libro</text:p>
        </text:list-item>
      </text:list>
      <text:p text:style-name="P127"/>
      <text:p text:style-name="P128"><text:span text:style-name="T129">xquery</text:span><text:span text:style-name="T130"><text:s/></text:span><text:span text:style-name="T131">version</text:span><text:span text:style-name="T132"><text:s/></text:span><text:span text:style-name="T133">"3.0"</text:span><text:span text:style-name="T134">;</text:span></text:p>
      <text:p text:style-name="P135">for $doc in //libro</text:p>
      <text:p text:style-name="P136">let $aut := max(//libro/autor/string(nombre))</text:p>
      <text:p text:style-name="P137">return update delete $doc/autor[nombre = $aut]</text:p>
      <text:p text:style-name="P138"/>
      <text:p text:style-name="P139"/>
      <text:p text:style-name="P140">Operaciones sobre bailes.xml</text:p>
      <text:p text:style-name="P141"/>
      <text:list text:style-name="LFO2" text:continue-numbering="true">
        <text:list-item>
          <text:p text:style-name="P142">Añadir un nuevo baile con id= 7, los demás datos <text:s/>os los podéis inventar.</text:p>
        </text:list-item>
      </text:list>
      <text:p text:style-name="P143"/>
      <text:p text:style-name="P144"><text:span text:style-name="T145">xquery</text:span><text:span text:style-name="T146"><text:s/></text:span><text:span text:style-name="T147">version</text:span><text:span text:style-name="T148"><text:s/></text:span><text:span text:style-name="T149">"3.0"</text:span><text:span text:style-name="T150">;</text:span></text:p>
      <text:p text:style-name="P151">for $doc in //bailes</text:p>
      <text:p text:style-name="P152">let $add := update insert</text:p>
      <text:p text:style-name="P153">&lt;baile id='7'&gt;</text:p>
      <text:p text:style-name="P154">&lt;nombre&gt;Baile del Gazpacho&lt;/nombre&gt;</text:p>
      <text:p text:style-name="P155">&lt;precio cuota="mensual" moneda="euro"&gt;34&lt;/precio&gt;</text:p>
      <text:p text:style-name="P156">&lt;plazas&gt;6&lt;/plazas&gt;</text:p>
      <text:p text:style-name="P157">&lt;comienzo&gt;1/11/2012&lt;/comienzo&gt;</text:p>
      <text:p text:style-name="P158">&lt;fin&gt;1/12/2012&lt;/fin&gt;</text:p>
      <text:p text:style-name="P159">&lt;profesor&gt;Elias&lt;/profesor&gt;</text:p>
      <text:p text:style-name="P160">&lt;sala&gt;1&lt;/sala&gt;</text:p>
      <text:p text:style-name="P161">&lt;/baile&gt; into $doc</text:p>
      <text:p text:style-name="P162">return $doc</text:p>
      <text:p text:style-name="P163"/>
      <text:p text:style-name="P164"/>
      <text:list text:style-name="LFO2" text:continue-numbering="true">
        <text:list-item>
          <text:p text:style-name="P165">Vamos a cambiar en todos los <text:s/>bailes las fechas de inicio. Concretamente el año que queremos que sea 2016.</text:p>
        </text:list-item>
      </text:list>
      <text:p text:style-name="P166"/>
      <text:p text:style-name="P167"><text:span text:style-name="T168">xquery</text:span><text:span text:style-name="T169"><text:s/></text:span><text:span text:style-name="T170">version</text:span><text:span text:style-name="T171"><text:s/></text:span><text:span text:style-name="T172">"3.0"</text:span><text:span text:style-name="T173">;</text:span></text:p>
      <text:p text:style-name="P174">for $doc in //baile</text:p>
      <text:p text:style-name="P175">let $comienzo := update replace $doc/comienzo with &lt;comienzo&gt;{concat(substring($doc/comienzo,1,4),'2016')}&lt;/comienzo&gt;</text:p>
      <text:p text:style-name="P176">let $final := if (string-length($doc/fin)=9) then</text:p>
      <text:p text:style-name="P177">update replace $doc/fin with &lt;fin&gt;{concat(substring($doc/fin,1,5),'2016')}&lt;/fin&gt;</text:p>
      <text:p text:style-name="P178">else</text:p>
      <text:p text:style-name="P179">update replace $doc/fin with &lt;fin&gt;{concat(substring($doc/fin,1,6),'2016')}&lt;/fin&gt;</text:p>
      <text:p text:style-name="P180">return $doc</text:p>
      <text:p text:style-name="P181"/>
      <text:p text:style-name="P182"/>
      <text:list text:style-name="LFO2" text:continue-numbering="true">
        <text:list-item>
          <text:p text:style-name="P183"><text:span text:style-name="T184">Modificar el atributo cuota de la etiqueta<text:s/></text:span><text:span text:style-name="T185">precio por el nombre de<text:s/></text:span><text:span text:style-name="T186">quota.</text:span></text:p>
        </text:list-item>
      </text:list>
      <text:p text:style-name="P187"/>
      <text:p text:style-name="P188"><text:span text:style-name="T189">xquery</text:span><text:span text:style-name="T190"><text:s/></text:span><text:span text:style-name="T191">version</text:span><text:span text:style-name="T192"><text:s/></text:span><text:span text:style-name="T193">"3.0"</text:span><text:span text:style-name="T194">;</text:span></text:p>
      <text:p text:style-name="P195">for $doc in //baile/precio</text:p>
      <text:p text:style-name="P196">return update rename $doc/@cuota as 'quota'</text:p>
      <text:p text:style-name="P197"/>
      <text:list text:style-name="LFO2" text:continue-numbering="true">
        <text:list-item>
          <text:p text:style-name="P198">Queremos que todas las monedas sean euros.</text:p>
        </text:list-item>
      </text:list>
      <text:p text:style-name="P199"/>
      <text:p text:style-name="Párrafodelista"><text:span text:style-name="T200">xquery</text:span><text:span text:style-name="T201"><text:s/></text:span><text:span text:style-name="T202">version</text:span><text:span text:style-name="T203"><text:s/></text:span><text:span text:style-name="T204">"3.0"</text:span><text:span text:style-name="T205">;</text:span></text:p>
      <text:p text:style-name="P206">for $doc in //baile/precio</text:p>
      <text:p text:style-name="P207">let $mod := update value $doc/@moneda with 'euros'</text:p>
      <text:p text:style-name="P208">return $doc</text:p>
      <text:p text:style-name="P209"/>
      <text:list text:style-name="LFO2" text:continue-numbering="true">
        <text:list-item>
          <text:p text:style-name="P210">Uno de los profesores es despedido , concretamente el profesor de pasodoble, queremos eliminar dicha<text:s/><text:soft-page-break/>etiqueta.</text:p>
        </text:list-item>
      </text:list>
      <text:p text:style-name="P211"/>
      <text:p text:style-name="P212"><text:span text:style-name="T213">xquery</text:span><text:span text:style-name="T214"><text:s/></text:span><text:span text:style-name="T215">version</text:span><text:span text:style-name="T216"><text:s/></text:span><text:span text:style-name="T217">"3.0"</text:span><text:span text:style-name="T218">;</text:span></text:p>
      <text:p text:style-name="P219">for $doc in //baile[nombre = 'Pasodoble']</text:p>
      <text:p text:style-name="P220">return update delete $doc/profesor</text:p>
      <text:p text:style-name="P221"/>
      <text:list text:style-name="LFO2" text:continue-numbering="true">
        <text:list-item>
          <text:p text:style-name="P222">Debemos añadir un profesor de apoyo en las clases de baile de salas &lt;profesor1&gt; Pepe Bueno &lt;/profesor1&gt;</text:p>
        </text:list-item>
      </text:list>
      <text:p text:style-name="P223"/>
      <text:p text:style-name="P224"><text:span text:style-name="T225">xquery</text:span><text:span text:style-name="T226"><text:s/></text:span><text:span text:style-name="T227">version</text:span><text:span text:style-name="T228"><text:s/></text:span><text:span text:style-name="T229">"3.0"</text:span><text:span text:style-name="T230">;</text:span></text:p>
      <text:p text:style-name="P231">for $doc in //baile[sala = '1']</text:p>
      <text:p text:style-name="P232">let $add := update insert &lt;profesor1&gt;{'Pepe Bueno'}&lt;/profesor1&gt; into $doc</text:p>
      <text:p text:style-name="P233"><text:span text:style-name="T234">return $doc</text:span></text:p>
      <text:p text:style-name="P235"/>
      <text:list text:style-name="LFO2" text:continue-numbering="true">
        <text:list-item>
          <text:p text:style-name="P236">Se ha contratado un nuevo profesor para las clases de pasodoble, añadelo &lt;profesor&gt;Maria Ortiz&lt;/profesor&gt;</text:p>
        </text:list-item>
      </text:list>
      <text:p text:style-name="P237"/>
      <text:p text:style-name="P238"><text:span text:style-name="T239">xquery</text:span><text:span text:style-name="T240"><text:s/></text:span><text:span text:style-name="T241">version</text:span><text:span text:style-name="T242"><text:s/></text:span><text:span text:style-name="T243">"3.0"</text:span><text:span text:style-name="T244">;</text:span></text:p>
      <text:p text:style-name="P245">for $doc in //baile[nombre = 'Pasodoble']</text:p>
      <text:p text:style-name="P246">let $add := update insert &lt;profesor&gt;{'Maria Ortiz'}&lt;/profesor&gt; into $doc</text:p>
      <text:p text:style-name="P247">return $doc</text:p>
      <text:p text:style-name="P248"/>
      <text:list text:style-name="LFO2" text:continue-numbering="true">
        <text:list-item>
          <text:p text:style-name="P249">Queremos modificar de sala a SALA <text:s/>el baile que comienza en 1/5/2016 y fin 1/12/2016.</text:p>
        </text:list-item>
      </text:list>
      <text:p text:style-name="P250"/>
      <text:p text:style-name="P251"><text:span text:style-name="T252">xquery</text:span><text:span text:style-name="T253"><text:s/></text:span><text:span text:style-name="T254">version</text:span><text:span text:style-name="T255"><text:s/></text:span><text:span text:style-name="T256">"3.0"</text:span><text:span text:style-name="T257">;</text:span></text:p>
      <text:p text:style-name="P258">for $doc in //baile[comienzo = '1/5/2016' and fin = '1/12/2016']</text:p>
      <text:p text:style-name="P259">let $mod := update rename $doc/sala as 'SALA'</text:p>
      <text:p text:style-name="P260">return $doc</text:p>
      <text:p text:style-name="P261"/>
      <text:list text:style-name="LFO2" text:continue-numbering="true">
        <text:list-item>
          <text:p text:style-name="P262">Añadir una nueva sala en las clases de baile donde el número de plazas sea mayor a 7</text:p>
        </text:list-item>
      </text:list>
      <text:p text:style-name="P263"/>
      <text:p text:style-name="P264"><text:span text:style-name="T265">xquery</text:span><text:span text:style-name="T266"><text:s/></text:span><text:span text:style-name="T267">version</text:span><text:span text:style-name="T268"><text:s/></text:span><text:span text:style-name="T269">"3.0"</text:span><text:span text:style-name="T270">;</text:span></text:p>
      <text:p text:style-name="P271">for $doc in //baile[plazas &gt; 7 or SALA &gt; 7]</text:p>
      <text:p text:style-name="P272">let $mod := update insert &lt;sala&gt;{'Nueva sala'}&lt;/sala&gt; into $doc</text:p>
      <text:p text:style-name="P273">return $doc</text:p>
      <text:p text:style-name="P274"/>
      <text:list text:style-name="LFO2" text:continue-numbering="true">
        <text:list-item>
          <text:p text:style-name="P275">añadir un nuevo atributo en precio llamado plazo=1, o plazo =2 según si el baile es trimestral o mensual</text:p>
        </text:list-item>
      </text:list>
      <text:p text:style-name="P276"/>
      <text:p text:style-name="P277"><text:span text:style-name="T278">xquery</text:span><text:span text:style-name="T279"><text:s/></text:span><text:span text:style-name="T280">version</text:span><text:span text:style-name="T281"><text:s/></text:span><text:span text:style-name="T282">"3.0"</text:span><text:span text:style-name="T283">;</text:span></text:p>
      <text:p text:style-name="P284">for $doc in //baile/precio</text:p>
      <text:p text:style-name="P285">return if ($doc/@quota = 'mensual') then</text:p>
      <text:p text:style-name="P286"><text:s text:c="11"/><text:tab/>update insert attribute plazo{'1'} into $doc</text:p>
      <text:p text:style-name="P287"><text:s text:c="11"/><text:tab/></text:p>
      <text:p text:style-name="P288">else if ($doc/@quota = 'trimestral') then</text:p>
      <text:p text:style-name="P289"><text:tab/>update insert attribute plazo{'2'} into $doc</text:p>
      <text:p text:style-name="P290">else</text:p>
      <text:p text:style-name="P291"><text:s text:c="4"/>$doc</text:p>
      <text:p text:style-name="P292"/>
      <text:p text:style-name="P293"/>
      <text:soft-page-break/>
      <text:list text:style-name="LFO2" text:continue-numbering="true">
        <text:list-item>
          <text:p text:style-name="P294"><text:span text:style-name="T295">Añadir una nueva etiqueta llamada &lt;duracionclase&gt;1h&lt;/duracionclase&gt; en las que la<text:s/></text:span><text:span text:style-name="T296">quota</text:span><text:span text:style-name="T297"><text:s/>sea igua</text:span><text:span text:style-name="T298">l que la<text:s/></text:span><text:span text:style-name="T299">quota<text:s/></text:span><text:span text:style-name="T300">del baile Merenge</text:span></text:p>
        </text:list-item>
      </text:list>
      <text:p text:style-name="P301"/>
      <text:p text:style-name="P302"><text:span text:style-name="T303">xquery</text:span><text:span text:style-name="T304"><text:s/></text:span><text:span text:style-name="T305">version</text:span><text:span text:style-name="T306"><text:s/></text:span><text:span text:style-name="T307">"3.0"</text:span><text:span text:style-name="T308">;</text:span></text:p>
      <text:p text:style-name="P309">for $d in //baile</text:p>
      <text:p text:style-name="P310">for $doc in //baile[nombre = 'Merengue']/precio/@cuota</text:p>
      <text:p text:style-name="P311">return if ($d/precio/@cuota = $doc) then</text:p>
      <text:p text:style-name="P312"><text:s text:c="4"/>update insert &lt;duracionclase&gt;{'1h'}&lt;/duracionclase&gt; into $d</text:p>
      <text:p text:style-name="P313"/>
      <text:p text:style-name="P314">else</text:p>
      <text:p text:style-name="P315"><text:s text:c="4"/>$doc</text:p>
      <text:p text:style-name="P316"/>
      <text:list text:style-name="LFO2" text:continue-numbering="true">
        <text:list-item>
          <text:p text:style-name="P317">Cambiar el nombre del baile de la profesora Laura Mendiola por el nombre de baile que <text:s/>imparte Maria Ortiz</text:p>
        </text:list-item>
      </text:list>
      <text:p text:style-name="P318"/>
      <text:p text:style-name="P319"><text:span text:style-name="T320">xquery</text:span><text:span text:style-name="T321"><text:s/></text:span><text:span text:style-name="T322">version</text:span><text:span text:style-name="T323"><text:s/></text:span><text:span text:style-name="T324">"3.0"</text:span><text:span text:style-name="T325">;</text:span></text:p>
      <text:p text:style-name="P326">for $d in //baile</text:p>
      <text:p text:style-name="P327">for $laura in //baile[profesor = 'Laura Mendiola']/nombre</text:p>
      <text:p text:style-name="P328">for $maria in //baile[profesor = 'Maria Ortiz']/nombre</text:p>
      <text:p text:style-name="P329">let $mod := update value $d[nombre = $laura]/nombre with data($maria)</text:p>
      <text:p text:style-name="P330">let $mod2 := update value $d[nombre = $maria]/nombre with data($laura)</text:p>
      <text:p text:style-name="P331">return $d</text:p>
      <text:p text:style-name="P332"/>
      <text:p text:style-name="P3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Consolas" svg:font-family="Consolas" style:font-family-generic="modern" style:font-pitch="fixed" svg:panose-1="2 11 6 9 2 2 4 3 2 4"/>
    <style:font-face style:name="CourierNew" svg:font-family="CourierNew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pl-k" style:display-name="pl-k" style:family="text" style:parent-style-name="Fuentedepárrafopredeter."/>
    <style:style style:name="pl-s" style:display-name="pl-s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varo Gomez</dc:creator>
    <meta:creation-date>2016-01-20T13:44:00Z</meta:creation-date>
    <dc:date>2016-02-03T21:44:00Z</dc:date>
    <meta:template xlink:href="Normal.dotm" xlink:type="simple"/>
    <meta:editing-cycles>4</meta:editing-cycles>
    <meta:editing-duration>PT2580S</meta:editing-duration>
    <meta:document-statistic meta:page-count="4" meta:paragraph-count="11" meta:word-count="923" meta:character-count="5993" meta:row-count="42" meta:non-whitespace-character-count="5081"/>
  </office:meta>
</office:document-meta>
</file>